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547" officeooo:paragraph-rsid="0015c547"/>
    </style:style>
    <style:style style:name="P2" style:family="paragraph" style:parent-style-name="Standard">
      <style:paragraph-properties fo:text-align="start" style:justify-single-word="false"/>
      <style:text-properties officeooo:rsid="00168dca" officeooo:paragraph-rsid="00168dca"/>
    </style:style>
    <style:style style:name="P3" style:family="paragraph" style:parent-style-name="Standard">
      <style:paragraph-properties fo:line-height="150%" fo:text-align="start" style:justify-single-word="false"/>
      <style:text-properties officeooo:rsid="00168dca" officeooo:paragraph-rsid="00168dca"/>
    </style:style>
    <style:style style:name="P4" style:family="paragraph" style:parent-style-name="Standard">
      <style:paragraph-properties fo:line-height="150%" fo:text-align="start" style:justify-single-word="false"/>
      <style:text-properties officeooo:rsid="0018511b" officeooo:paragraph-rsid="0018511b"/>
    </style:style>
    <style:style style:name="P5" style:family="paragraph" style:parent-style-name="Standard">
      <style:paragraph-properties fo:line-height="150%" fo:text-align="start" style:justify-single-word="false"/>
      <style:text-properties officeooo:rsid="0019f0c9" officeooo:paragraph-rsid="0019f0c9"/>
    </style:style>
    <style:style style:name="P6" style:family="paragraph" style:parent-style-name="Standard">
      <style:text-properties officeooo:rsid="0019f0c9" officeooo:paragraph-rsid="0019f0c9"/>
    </style:style>
    <style:style style:name="P7" style:family="paragraph" style:parent-style-name="Standard">
      <style:paragraph-properties fo:line-height="150%" fo:text-align="start" style:justify-single-word="false"/>
      <style:text-properties officeooo:rsid="0019f5f2" officeooo:paragraph-rsid="0019f5f2"/>
    </style:style>
    <style:style style:name="P8" style:family="paragraph" style:parent-style-name="Standard">
      <style:paragraph-properties fo:line-height="150%" fo:text-align="start" style:justify-single-word="false"/>
      <style:text-properties officeooo:rsid="001a1185" officeooo:paragraph-rsid="001a1185"/>
    </style:style>
    <style:style style:name="P9" style:family="paragraph" style:parent-style-name="Standard">
      <style:paragraph-properties fo:line-height="150%" fo:text-align="start" style:justify-single-word="false"/>
      <style:text-properties officeooo:rsid="001b06cf" officeooo:paragraph-rsid="001b06cf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cc467" officeooo:paragraph-rsid="001cc46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e56ed" officeooo:paragraph-rsid="001e56ed"/>
    </style:style>
    <style:style style:name="P12" style:family="paragraph" style:parent-style-name="Standard">
      <style:paragraph-properties fo:line-height="150%" fo:text-align="start" style:justify-single-word="false"/>
      <style:text-properties officeooo:rsid="002195c0" officeooo:paragraph-rsid="002195c0"/>
    </style:style>
    <style:style style:name="P13" style:family="paragraph" style:parent-style-name="Standard">
      <style:paragraph-properties fo:line-height="150%" fo:text-align="start" style:justify-single-word="false"/>
      <style:text-properties officeooo:rsid="00228bf1" officeooo:paragraph-rsid="00228bf1"/>
    </style:style>
    <style:style style:name="P14" style:family="paragraph" style:parent-style-name="Standard">
      <style:paragraph-properties fo:line-height="150%" fo:text-align="start" style:justify-single-word="false"/>
      <style:text-properties officeooo:rsid="003bc0e6" officeooo:paragraph-rsid="003bc0e6"/>
    </style:style>
    <style:style style:name="P15" style:family="paragraph" style:parent-style-name="Standard">
      <style:paragraph-properties fo:line-height="150%" fo:text-align="start" style:justify-single-word="false"/>
      <style:text-properties officeooo:rsid="003d7002" officeooo:paragraph-rsid="003d7002"/>
    </style:style>
    <style:style style:name="P16" style:family="paragraph" style:parent-style-name="Standard">
      <style:paragraph-properties fo:line-height="150%" fo:text-align="start" style:justify-single-word="false"/>
      <style:text-properties officeooo:rsid="00401a75" officeooo:paragraph-rsid="00401a75"/>
    </style:style>
    <style:style style:name="P17" style:family="paragraph" style:parent-style-name="Text_20_body">
      <style:paragraph-properties fo:line-height="150%" fo:text-align="start" style:justify-single-word="false"/>
      <style:text-properties officeooo:rsid="002a4a81" officeooo:paragraph-rsid="0025216f"/>
    </style:style>
    <style:style style:name="P18" style:family="paragraph" style:parent-style-name="Text_20_body">
      <style:paragraph-properties fo:line-height="150%" fo:text-align="start" style:justify-single-word="false"/>
      <style:text-properties officeooo:rsid="0025216f" officeooo:paragraph-rsid="0025216f"/>
    </style:style>
    <style:style style:name="P19" style:family="paragraph" style:parent-style-name="Text_20_body">
      <style:paragraph-properties fo:line-height="150%" fo:text-align="start" style:justify-single-word="false"/>
      <style:text-properties officeooo:rsid="00257e1b" officeooo:paragraph-rsid="00257e1b"/>
    </style:style>
    <style:style style:name="P20" style:family="paragraph" style:parent-style-name="Text_20_body">
      <style:paragraph-properties fo:line-height="150%" fo:text-align="start" style:justify-single-word="false"/>
      <style:text-properties officeooo:rsid="002b37b3" officeooo:paragraph-rsid="00257e1b"/>
    </style:style>
    <style:style style:name="P21" style:family="paragraph" style:parent-style-name="Text_20_body">
      <style:paragraph-properties fo:line-height="150%" fo:text-align="start" style:justify-single-word="false"/>
      <style:text-properties officeooo:rsid="002761b1" officeooo:paragraph-rsid="002761b1"/>
    </style:style>
    <style:style style:name="P22" style:family="paragraph" style:parent-style-name="Text_20_body">
      <style:paragraph-properties fo:line-height="150%" fo:text-align="start" style:justify-single-word="false"/>
      <style:text-properties officeooo:rsid="002e375a" officeooo:paragraph-rsid="0028bef6"/>
    </style:style>
    <style:style style:name="P23" style:family="paragraph" style:parent-style-name="Text_20_body">
      <style:paragraph-properties fo:line-height="150%" fo:text-align="start" style:justify-single-word="false"/>
      <style:text-properties officeooo:rsid="0028bef6" officeooo:paragraph-rsid="0028bef6"/>
    </style:style>
    <style:style style:name="P24" style:family="paragraph" style:parent-style-name="Text_20_body">
      <style:paragraph-properties fo:line-height="150%" fo:text-align="start" style:justify-single-word="false"/>
      <style:text-properties officeooo:rsid="002ab319" officeooo:paragraph-rsid="002ab319"/>
    </style:style>
    <style:style style:name="P25" style:family="paragraph" style:parent-style-name="Text_20_body">
      <style:paragraph-properties fo:line-height="150%" fo:text-align="start" style:justify-single-word="false"/>
      <style:text-properties officeooo:rsid="0031599b" officeooo:paragraph-rsid="002ab319"/>
    </style:style>
    <style:style style:name="P26" style:family="paragraph" style:parent-style-name="Text_20_body">
      <style:paragraph-properties fo:line-height="150%" fo:text-align="start" style:justify-single-word="false"/>
      <style:text-properties officeooo:rsid="002c722a" officeooo:paragraph-rsid="002c722a"/>
    </style:style>
    <style:style style:name="P27" style:family="paragraph" style:parent-style-name="Text_20_body">
      <style:paragraph-properties fo:line-height="150%" fo:text-align="start" style:justify-single-word="false"/>
      <style:text-properties officeooo:rsid="002d88fb" officeooo:paragraph-rsid="002d88fb"/>
    </style:style>
    <style:style style:name="P28" style:family="paragraph" style:parent-style-name="Text_20_body">
      <style:paragraph-properties fo:line-height="150%" fo:text-align="start" style:justify-single-word="false"/>
      <style:text-properties style:text-underline-style="none" officeooo:rsid="00314f50" officeooo:paragraph-rsid="00314f50"/>
    </style:style>
    <style:style style:name="P29" style:family="paragraph" style:parent-style-name="Text_20_body">
      <style:paragraph-properties fo:line-height="150%" fo:text-align="start" style:justify-single-word="false"/>
      <style:text-properties style:text-underline-style="none" officeooo:rsid="0034ec3d" officeooo:paragraph-rsid="0034ec3d"/>
    </style:style>
    <style:style style:name="P30" style:family="paragraph" style:parent-style-name="Text_20_body">
      <style:paragraph-properties fo:line-height="150%" fo:text-align="start" style:justify-single-word="false"/>
      <style:text-properties style:text-underline-style="none" officeooo:rsid="0036ee88" officeooo:paragraph-rsid="0036ee88"/>
    </style:style>
    <style:style style:name="P31" style:family="paragraph" style:parent-style-name="Text_20_body">
      <style:paragraph-properties fo:line-height="150%" fo:text-align="start" style:justify-single-word="false"/>
      <style:text-properties style:text-underline-style="none" officeooo:rsid="0038d653" officeooo:paragraph-rsid="0038d653"/>
    </style:style>
    <style:style style:name="P32" style:family="paragraph" style:parent-style-name="Text_20_body">
      <style:paragraph-properties fo:line-height="150%" fo:text-align="start" style:justify-single-word="false"/>
      <style:text-properties officeooo:rsid="0038d653" officeooo:paragraph-rsid="003a83b4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5c547" officeooo:paragraph-rsid="0015c547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5c547" officeooo:paragraph-rsid="00168dca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officeooo:rsid="0018511b" officeooo:paragraph-rsid="0018511b"/>
    </style:style>
    <style:style style:name="P36" style:family="paragraph" style:parent-style-name="Standard" style:list-style-name="L3">
      <style:paragraph-properties fo:line-height="150%" fo:text-align="start" style:justify-single-word="false"/>
      <style:text-properties officeooo:rsid="001a1185" officeooo:paragraph-rsid="001a1185"/>
    </style:style>
    <style:style style:name="P37" style:family="paragraph" style:parent-style-name="Standard" style:list-style-name="L4">
      <style:paragraph-properties fo:line-height="150%" fo:text-align="start" style:justify-single-word="false"/>
      <style:text-properties officeooo:rsid="001a1185" officeooo:paragraph-rsid="001a1185"/>
    </style:style>
    <style:style style:name="P38" style:family="paragraph" style:parent-style-name="Standard" style:list-style-name="L5">
      <style:paragraph-properties fo:line-height="150%" fo:text-align="start" style:justify-single-word="false"/>
      <style:text-properties officeooo:rsid="001cc467" officeooo:paragraph-rsid="001cc467"/>
    </style:style>
    <style:style style:name="P39" style:family="paragraph" style:parent-style-name="Standard" style:list-style-name="L6">
      <style:paragraph-properties fo:line-height="150%" fo:text-align="start" style:justify-single-word="false"/>
      <style:text-properties officeooo:rsid="001e56ed" officeooo:paragraph-rsid="001e56ed"/>
    </style:style>
    <style:style style:name="P40" style:family="paragraph" style:parent-style-name="Standard" style:list-style-name="L7">
      <style:paragraph-properties fo:line-height="150%" fo:text-align="start" style:justify-single-word="false"/>
      <style:text-properties officeooo:rsid="001e56ed" officeooo:paragraph-rsid="001e56ed"/>
    </style:style>
    <style:style style:name="P41" style:family="paragraph" style:parent-style-name="Standard" style:list-style-name="L16">
      <style:paragraph-properties fo:line-height="150%" fo:text-align="start" style:justify-single-word="false"/>
      <style:text-properties officeooo:rsid="003bc0e6" officeooo:paragraph-rsid="003bc0e6"/>
    </style:style>
    <style:style style:name="P42" style:family="paragraph" style:parent-style-name="Standard" style:list-style-name="L17">
      <style:paragraph-properties fo:line-height="150%" fo:text-align="start" style:justify-single-word="false"/>
      <style:text-properties officeooo:rsid="003bc0e6" officeooo:paragraph-rsid="003bc0e6"/>
    </style:style>
    <style:style style:name="P43" style:family="paragraph" style:parent-style-name="Standard" style:list-style-name="L18">
      <style:paragraph-properties fo:line-height="150%" fo:text-align="start" style:justify-single-word="false"/>
      <style:text-properties officeooo:rsid="003bc0e6" officeooo:paragraph-rsid="003bc0e6"/>
    </style:style>
    <style:style style:name="P44" style:family="paragraph" style:parent-style-name="Standard" style:list-style-name="L18">
      <style:paragraph-properties fo:line-height="150%" fo:text-align="start" style:justify-single-word="false"/>
      <style:text-properties officeooo:rsid="003bc0e6" officeooo:paragraph-rsid="003d7002"/>
    </style:style>
    <style:style style:name="P45" style:family="paragraph" style:parent-style-name="Standard">
      <style:paragraph-properties fo:line-height="150%" fo:text-align="start" style:justify-single-word="false"/>
      <style:text-properties officeooo:rsid="003d7002" officeooo:paragraph-rsid="003d7002"/>
    </style:style>
    <style:style style:name="P46" style:family="paragraph" style:parent-style-name="Standard" style:list-style-name="L19">
      <style:paragraph-properties fo:line-height="150%" fo:text-align="start" style:justify-single-word="false"/>
      <style:text-properties officeooo:rsid="003d7002" officeooo:paragraph-rsid="003d7002"/>
    </style:style>
    <style:style style:name="P47" style:family="paragraph" style:parent-style-name="Standard" style:list-style-name="L20">
      <style:paragraph-properties fo:line-height="150%" fo:text-align="start" style:justify-single-word="false"/>
      <style:text-properties officeooo:rsid="003d7002" officeooo:paragraph-rsid="003d7002"/>
    </style:style>
    <style:style style:name="P48" style:family="paragraph" style:parent-style-name="Standard" style:list-style-name="L21">
      <style:paragraph-properties fo:line-height="150%" fo:text-align="start" style:justify-single-word="false"/>
      <style:text-properties officeooo:rsid="003d7002" officeooo:paragraph-rsid="003d7002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officeooo:rsid="003d7002" officeooo:paragraph-rsid="003d7002"/>
    </style:style>
    <style:style style:name="P50" style:family="paragraph" style:parent-style-name="Standard" style:list-style-name="L23">
      <style:paragraph-properties fo:line-height="150%" fo:text-align="start" style:justify-single-word="false"/>
      <style:text-properties officeooo:rsid="003d7002" officeooo:paragraph-rsid="003d7002"/>
    </style:style>
    <style:style style:name="P51" style:family="paragraph" style:parent-style-name="Standard" style:list-style-name="L24">
      <style:paragraph-properties fo:line-height="150%" fo:text-align="start" style:justify-single-word="false"/>
      <style:text-properties officeooo:rsid="003d7002" officeooo:paragraph-rsid="003d7002"/>
    </style:style>
    <style:style style:name="P52" style:family="paragraph" style:parent-style-name="Standard" style:list-style-name="L24">
      <style:paragraph-properties fo:line-height="150%" fo:text-align="start" style:justify-single-word="false"/>
      <style:text-properties officeooo:rsid="00401a75" officeooo:paragraph-rsid="00401a75"/>
    </style:style>
    <style:style style:name="P53" style:family="paragraph" style:parent-style-name="Standard" style:list-style-name="L25">
      <style:paragraph-properties fo:line-height="150%" fo:text-align="start" style:justify-single-word="false"/>
      <style:text-properties officeooo:rsid="00401a75" officeooo:paragraph-rsid="00401a75"/>
    </style:style>
    <style:style style:name="P54" style:family="paragraph" style:parent-style-name="Standard" style:list-style-name="L26">
      <style:paragraph-properties fo:line-height="150%" fo:text-align="start" style:justify-single-word="false"/>
      <style:text-properties officeooo:rsid="00401a75" officeooo:paragraph-rsid="00401a75"/>
    </style:style>
    <style:style style:name="P55" style:family="paragraph" style:parent-style-name="Standard" style:list-style-name="L27">
      <style:paragraph-properties fo:line-height="150%" fo:text-align="start" style:justify-single-word="false"/>
      <style:text-properties officeooo:rsid="00401a75" officeooo:paragraph-rsid="00401a75"/>
    </style:style>
    <style:style style:name="P56" style:family="paragraph" style:parent-style-name="Standard" style:list-style-name="L28">
      <style:paragraph-properties fo:line-height="150%" fo:text-align="start" style:justify-single-word="false"/>
      <style:text-properties officeooo:rsid="00401a75" officeooo:paragraph-rsid="00401a75"/>
    </style:style>
    <style:style style:name="P57" style:family="paragraph" style:parent-style-name="Standard">
      <style:paragraph-properties fo:line-height="150%" fo:text-align="start" style:justify-single-word="false"/>
      <style:text-properties officeooo:rsid="00401a75" officeooo:paragraph-rsid="00401a75"/>
    </style:style>
    <style:style style:name="P58" style:family="paragraph" style:parent-style-name="Standard">
      <style:paragraph-properties fo:line-height="150%" fo:text-align="start" style:justify-single-word="false"/>
      <style:text-properties officeooo:rsid="0040ceb4" officeooo:paragraph-rsid="0040ceb4"/>
    </style:style>
    <style:style style:name="P59" style:family="paragraph" style:parent-style-name="Standard" style:list-style-name="L29">
      <style:paragraph-properties fo:line-height="150%" fo:text-align="start" style:justify-single-word="false"/>
      <style:text-properties officeooo:rsid="0040ceb4" officeooo:paragraph-rsid="0040ceb4"/>
    </style:style>
    <style:style style:name="P60" style:family="paragraph" style:parent-style-name="Standard">
      <style:paragraph-properties fo:line-height="150%" fo:text-align="start" style:justify-single-word="false"/>
      <style:text-properties officeooo:rsid="00429347" officeooo:paragraph-rsid="00429347"/>
    </style:style>
    <style:style style:name="P61" style:family="paragraph" style:parent-style-name="Standard">
      <style:paragraph-properties fo:line-height="150%" fo:text-align="start" style:justify-single-word="false"/>
      <style:text-properties officeooo:rsid="0043f4cd" officeooo:paragraph-rsid="0043f4cd"/>
    </style:style>
    <style:style style:name="P62" style:family="paragraph" style:parent-style-name="Standard" style:list-style-name="L30">
      <style:paragraph-properties fo:line-height="150%" fo:text-align="start" style:justify-single-word="false"/>
      <style:text-properties officeooo:rsid="0043f4cd" officeooo:paragraph-rsid="0043f4cd"/>
    </style:style>
    <style:style style:name="P63" style:family="paragraph" style:parent-style-name="Standard">
      <style:paragraph-properties fo:line-height="150%" fo:text-align="start" style:justify-single-word="false"/>
      <style:text-properties officeooo:rsid="0045c32b" officeooo:paragraph-rsid="0045c32b"/>
    </style:style>
    <style:style style:name="P64" style:family="paragraph" style:parent-style-name="Standard" style:list-style-name="L31">
      <style:paragraph-properties fo:line-height="150%" fo:text-align="start" style:justify-single-word="false"/>
      <style:text-properties officeooo:rsid="0045c32b" officeooo:paragraph-rsid="0045c32b"/>
    </style:style>
    <style:style style:name="P65" style:family="paragraph" style:parent-style-name="Standard">
      <style:paragraph-properties fo:line-height="150%" fo:text-align="start" style:justify-single-word="false"/>
      <style:text-properties officeooo:rsid="00475893" officeooo:paragraph-rsid="00475893"/>
    </style:style>
    <style:style style:name="P66" style:family="paragraph" style:parent-style-name="Standard" style:list-style-name="L32">
      <style:paragraph-properties fo:line-height="150%" fo:text-align="start" style:justify-single-word="false"/>
      <style:text-properties officeooo:rsid="00475893" officeooo:paragraph-rsid="00475893"/>
    </style:style>
    <style:style style:name="P67" style:family="paragraph" style:parent-style-name="Text_20_body" style:list-style-name="L8">
      <style:paragraph-properties fo:line-height="150%" fo:text-align="start" style:justify-single-word="false"/>
      <style:text-properties officeooo:rsid="00257e1b" officeooo:paragraph-rsid="00257e1b"/>
    </style:style>
    <style:style style:name="P68" style:family="paragraph" style:parent-style-name="Text_20_body" style:list-style-name="L9">
      <style:paragraph-properties fo:line-height="150%" fo:text-align="start" style:justify-single-word="false"/>
      <style:text-properties officeooo:rsid="0028bef6" officeooo:paragraph-rsid="0028bef6"/>
    </style:style>
    <style:style style:name="P69" style:family="paragraph" style:parent-style-name="Text_20_body" style:list-style-name="L10">
      <style:paragraph-properties fo:line-height="150%" fo:text-align="start" style:justify-single-word="false"/>
      <style:text-properties officeooo:rsid="002d88fb" officeooo:paragraph-rsid="002d88fb"/>
    </style:style>
    <style:style style:name="P70" style:family="paragraph" style:parent-style-name="Text_20_body" style:list-style-name="L11">
      <style:paragraph-properties fo:line-height="150%" fo:text-align="start" style:justify-single-word="false"/>
      <style:text-properties style:text-underline-style="none" officeooo:rsid="0034ec3d" officeooo:paragraph-rsid="0034ec3d"/>
    </style:style>
    <style:style style:name="P71" style:family="paragraph" style:parent-style-name="Text_20_body" style:list-style-name="L12">
      <style:paragraph-properties fo:line-height="150%" fo:text-align="start" style:justify-single-word="false"/>
      <style:text-properties style:text-underline-style="none" officeooo:rsid="0038d653" officeooo:paragraph-rsid="0038d653"/>
    </style:style>
    <style:style style:name="P72" style:family="paragraph" style:parent-style-name="Text_20_body" style:list-style-name="L13">
      <style:paragraph-properties fo:line-height="150%" fo:text-align="start" style:justify-single-word="false"/>
      <style:text-properties style:text-underline-style="none" officeooo:rsid="0038d653" officeooo:paragraph-rsid="0038d653"/>
    </style:style>
    <style:style style:name="P73" style:family="paragraph" style:parent-style-name="Text_20_body" style:list-style-name="L14">
      <style:paragraph-properties fo:line-height="150%" fo:text-align="start" style:justify-single-word="false"/>
      <style:text-properties style:text-underline-style="none" officeooo:rsid="0038d653" officeooo:paragraph-rsid="0038d653"/>
    </style:style>
    <style:style style:name="P74" style:family="paragraph" style:parent-style-name="Text_20_body">
      <style:paragraph-properties fo:line-height="150%" fo:text-align="start" style:justify-single-word="false"/>
      <style:text-properties style:text-underline-style="none" officeooo:rsid="0038d653" officeooo:paragraph-rsid="0038d653"/>
    </style:style>
    <style:style style:name="P75" style:family="paragraph" style:parent-style-name="Text_20_body">
      <style:paragraph-properties fo:line-height="150%" fo:text-align="start" style:justify-single-word="false"/>
      <style:text-properties style:text-underline-style="none" officeooo:rsid="0038d653" officeooo:paragraph-rsid="003a83b4"/>
    </style:style>
    <style:style style:name="P76" style:family="paragraph" style:parent-style-name="Text_20_body" style:list-style-name="L13">
      <style:paragraph-properties fo:line-height="150%" fo:text-align="center" style:justify-single-word="false"/>
      <style:text-properties style:text-underline-style="none" officeooo:rsid="0038d653" officeooo:paragraph-rsid="0038d653"/>
    </style:style>
    <style:style style:name="P77" style:family="paragraph" style:parent-style-name="Text_20_body">
      <style:paragraph-properties fo:line-height="150%" fo:text-align="start" style:justify-single-word="false"/>
      <style:text-properties style:text-underline-style="none" officeooo:rsid="003bc0e6" officeooo:paragraph-rsid="003bc0e6"/>
    </style:style>
    <style:style style:name="P78" style:family="paragraph" style:parent-style-name="Text_20_body" style:list-style-name="L15">
      <style:paragraph-properties fo:line-height="150%" fo:text-align="start" style:justify-single-word="false"/>
      <style:text-properties style:text-underline-style="none" officeooo:rsid="003bc0e6" officeooo:paragraph-rsid="003bc0e6"/>
    </style:style>
    <style:style style:name="P79" style:family="paragraph" style:parent-style-name="Text_20_body" style:list-style-name="L15">
      <style:paragraph-properties fo:line-height="150%" fo:text-align="center" style:justify-single-word="false"/>
      <style:text-properties style:text-underline-style="none" officeooo:rsid="003bc0e6" officeooo:paragraph-rsid="003bc0e6"/>
    </style:style>
    <style:style style:name="T1" style:family="text">
      <style:text-properties officeooo:rsid="00168dca"/>
    </style:style>
    <style:style style:name="T2" style:family="text">
      <style:text-properties officeooo:rsid="0018511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f5f2"/>
    </style:style>
    <style:style style:name="T5" style:family="text">
      <style:text-properties officeooo:rsid="001e56ed"/>
    </style:style>
    <style:style style:name="T6" style:family="text">
      <style:text-properties officeooo:rsid="001fb9c3"/>
    </style:style>
    <style:style style:name="T7" style:family="text">
      <style:text-properties officeooo:rsid="00228bf1"/>
    </style:style>
    <style:style style:name="T8" style:family="text">
      <style:text-properties officeooo:rsid="0023fe1d"/>
    </style:style>
    <style:style style:name="T9" style:family="text">
      <style:text-properties officeooo:rsid="00257e1b"/>
    </style:style>
    <style:style style:name="T10" style:family="text">
      <style:text-properties officeooo:rsid="002ab319"/>
    </style:style>
    <style:style style:name="T11" style:family="text">
      <style:text-properties officeooo:rsid="0032aae9"/>
    </style:style>
    <style:style style:name="T12" style:family="text">
      <style:text-properties officeooo:rsid="0036ee8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3a83b4"/>
    </style:style>
    <style:style style:name="T15" style:family="text">
      <style:text-properties officeooo:rsid="003d7002"/>
    </style:style>
    <style:style style:name="T16" style:family="text">
      <style:text-properties officeooo:rsid="0043f4cd"/>
    </style:style>
    <style:style style:name="T17" style:family="text">
      <style:text-properties officeooo:rsid="00475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GUIDE #1 Flags, commands, and other useful tidbits</text:p>
      <text:p text:style-name="P1"/>
      <text:p text:style-name="P1">MEMORIZE:</text:p>
      <text:p text:style-name="P1"/>
      <text:p text:style-name="P6">Section 1: VARIABLES</text:p>
      <text:p text:style-name="P1"/>
      <text:p text:style-name="P1">Most commonly used environment variables and their default values:</text:p>
      <text:p text:style-name="P1"/>
      <text:list xml:id="list5558685382660097831" text:style-name="L1">
        <text:list-item>
          <text:p text:style-name="P33">BASH and SHELL <text:s text:c="5"/>- <text:s text:c="4"/>/bin/bash</text:p>
        </text:list-item>
        <text:list-item>
          <text:p text:style-name="P33">DISPLAY <text:s text:c="5"/>- <text:s text:c="18"/>local video card/monitor</text:p>
        </text:list-item>
        <text:list-item>
          <text:p text:style-name="P33">CPU <text:s text:c="5"/>- <text:s text:c="26"/>specific to the user’s system</text:p>
        </text:list-item>
        <text:list-item>
          <text:p text:style-name="P33">ENV <text:s text:c="4"/>- <text:s text:c="26"/>/etc/bash.rc</text:p>
        </text:list-item>
        <text:list-item>
          <text:p text:style-name="P33">EUID <text:s text:c="4"/>- <text:s text:c="24"/>the VID of current user </text:p>
        </text:list-item>
        <text:list-item>
          <text:p text:style-name="P33">HISTFILE <text:s text:c="5"/>- <text:s text:c="15"/><text:span text:style-name="T1">~/.bash_history</text:span></text:p>
        </text:list-item>
        <text:list-item>
          <text:p text:style-name="P33">HISTSIZE <text:s text:c="4"/>- <text:s text:c="16"/><text:span text:style-name="T1">(default size = 1000)</text:span></text:p>
        </text:list-item>
        <text:list-item>
          <text:p text:style-name="P33">HOME <text:s text:c="4"/>- <text:s text:c="21"/><text:span text:style-name="T1">(PATH) current user’s home dir</text:span></text:p>
        </text:list-item>
        <text:list-item>
          <text:p text:style-name="P33">HOST and HOSTNAME <text:s text:c="4"/>- <text:s text:c="4"/><text:span text:style-name="T1">systems assigned hostname</text:span></text:p>
        </text:list-item>
        <text:list-item>
          <text:p text:style-name="P33">LOGNAME <text:s text:c="4"/>- <text:s text:c="15"/><text:span text:style-name="T1">username of current user </text:span></text:p>
        </text:list-item>
        <text:list-item>
          <text:p text:style-name="P33">MAIL <text:s text:c="4"/>- <text:s text:c="30"/>/<text:span text:style-name="T1">var/spool/mail/username OR /var/mail/username</text:span></text:p>
        </text:list-item>
        <text:list-item>
          <text:p text:style-name="P33">MANPATH <text:s text:c="4"/>- <text:s text:c="20"/><text:span text:style-name="T1">distribution dependent</text:span></text:p>
        </text:list-item>
        <text:list-item>
          <text:p text:style-name="P33">OLDPWD <text:s text:c="4"/>- <text:s text:c="19"/><text:span text:style-name="T1">prior current directory</text:span></text:p>
        </text:list-item>
        <text:list-item>
          <text:p text:style-name="P33">OSTYPE <text:s text:c="4"/>- <text:s text:c="20"/><text:span text:style-name="T1">linux</text:span></text:p>
        </text:list-item>
        <text:list-item>
          <text:p text:style-name="P34">PATH <text:s text:c="4"/>- <text:s text:c="23"/><text:span text:style-name="T1">distribution dependant</text:span></text:p>
        </text:list-item>
        <text:list-item>
          <text:p text:style-name="P33">PSI <text:s text:c="4"/>- <text:s text:c="25"/><text:span text:style-name="T1">current directory </text:span></text:p>
        </text:list-item>
        <text:list-item>
          <text:p text:style-name="P33">USER and USERNAME <text:s text:c="4"/>- <text:s text:c="4"/><text:span text:style-name="T1">username of current user </text:span></text:p>
        </text:list-item>
      </text:list>
      <text:p text:style-name="P2"/>
      <text:p text:style-name="P3">What is a variable? <text:s/><text:span text:style-name="T2">A placeholder for a value</text:span></text:p>
      <text:p text:style-name="P4">A set of variables that any program can access: Environment</text:p>
      <text:p text:style-name="P4">An environment has: </text:p>
      <text:list xml:id="list3546535230483748576" text:style-name="L2">
        <text:list-item>
          <text:p text:style-name="P35">A current directory </text:p>
        </text:list-item>
        <text:list-item>
          <text:p text:style-name="P35">Search paths for running programs</text:p>
        </text:list-item>
      </text:list>
      <text:p text:style-name="P4">These are used in configuring the system computing environment and are accessed by the programs – Environment variables</text:p>
      <text:p text:style-name="P4">The ~ (tildy) stands for? The current users home directory</text:p>
      <text:p text:style-name="P5">An interactive shell: issues commands</text:p>
      <text:p text:style-name="P5">A non-interactive shell: runs in the background</text:p>
      <text:p text:style-name="P5"/>
      <text:p text:style-name="P5">Section 2: GLOBBING</text:p>
      <text:p text:style-name="P5"/>
      <text:p text:style-name="P5">What is a wild card? A symbol that can stand for one or more characters</text:p>
      <text:p text:style-name="P5"><text:soft-page-break/>“Globbing” stands for . . . ? Global command</text:p>
      <text:p text:style-name="P5">A single character that can stand for one or more characters <text:span text:style-name="T3">including</text:span> no characters: * (star)</text:p>
      <text:p text:style-name="P5">“?” <text:span text:style-name="T4">stands for . . . ? Only one character at a time</text:span></text:p>
      <text:p text:style-name="P7">How does a user search for a range of letters (standing for only one single character at a time)? {A-Z] (bracket A through Z bracket)</text:p>
      <text:p text:style-name="P7"/>
      <text:p text:style-name="P7">Section 3: QUOTING </text:p>
      <text:p text:style-name="P7"/>
      <text:p text:style-name="P7">To substitute values and commands use: double quotes</text:p>
      <text:p text:style-name="P7">To preserve the literal meaning of every single character and turn off special meaning of all characters: use single quotes </text:p>
      <text:p text:style-name="P7">Removes special meaning from just one character: backslash (\)</text:p>
      <text:p text:style-name="P7"/>
      <text:p text:style-name="P7">Section 4: FORMATTING COMMANDS</text:p>
      <text:p text:style-name="P7"/>
      <text:p text:style-name="P7">A list of characters containing user, host computer name, and current directory: Shell prompt</text:p>
      <text:p text:style-name="P8">A sequence of characters that ends with enter: a command</text:p>
      <text:p text:style-name="P8">On the command line a backslash will: take you to another line (for long commands)</text:p>
      <text:p text:style-name="P8">Parameters with a dash (-) are called: Options</text:p>
      <text:p text:style-name="P8">Parameters with no dash are called: Arguments</text:p>
      <text:p text:style-name="P8">( Example: ls -a ←option</text:p>
      <text:p text:style-name="P8">ls myfile.txt ← argument)</text:p>
      <text:p text:style-name="P8"/>
      <text:p text:style-name="P8">Section 5: MAN</text:p>
      <text:p text:style-name="P8"/>
      <text:p text:style-name="P8">Man is organized into nine sections:</text:p>
      <text:list xml:id="list8874997057826211268" text:style-name="L3">
        <text:list-item>
          <text:p text:style-name="P36">1 – executable programs and shell commands (MOST USED!)</text:p>
        </text:list-item>
        <text:list-item>
          <text:p text:style-name="P36">2 – system calls provided by the kernel</text:p>
        </text:list-item>
        <text:list-item>
          <text:p text:style-name="P36">3 – library calls provided by the program libraries</text:p>
        </text:list-item>
        <text:list-item>
          <text:p text:style-name="P36">4 – device file (stored in /dev)</text:p>
        </text:list-item>
        <text:list-item>
          <text:p text:style-name="P36"><text:s/>5 – file formats</text:p>
        </text:list-item>
        <text:list-item>
          <text:p text:style-name="P36">6 – games</text:p>
        </text:list-item>
        <text:list-item>
          <text:p text:style-name="P36"><text:soft-page-break/>7 – misc (Micro packages ect.)</text:p>
        </text:list-item>
        <text:list-item>
          <text:p text:style-name="P36">8 – system admin commands run mostly or exclusively by root</text:p>
        </text:list-item>
        <text:list-item>
          <text:p text:style-name="P36">9 – kernel routines</text:p>
        </text:list-item>
      </text:list>
      <text:p text:style-name="P8">Other help pages: whatis and apropos</text:p>
      <text:p text:style-name="P8">Returns everything in documentation on the command you are searching: apropos (also man -k)</text:p>
      <text:p text:style-name="P8">Man pages organization:</text:p>
      <text:list xml:id="list8242076400850736998" text:style-name="L4">
        <text:list-item>
          <text:p text:style-name="P37">1 – name</text:p>
        </text:list-item>
        <text:list-item>
          <text:p text:style-name="P37">2 - synopsis </text:p>
        </text:list-item>
        <text:list-item>
          <text:p text:style-name="P37">3 – description </text:p>
        </text:list-item>
        <text:list-item>
          <text:p text:style-name="P37">4 – options</text:p>
        </text:list-item>
        <text:list-item>
          <text:p text:style-name="P37">5 – files</text:p>
        </text:list-item>
        <text:list-item>
          <text:p text:style-name="P37">6 – see also</text:p>
        </text:list-item>
        <text:list-item>
          <text:p text:style-name="P37">7 – bugs</text:p>
        </text:list-item>
        <text:list-item>
          <text:p text:style-name="P37">8 – history</text:p>
        </text:list-item>
        <text:list-item>
          <text:p text:style-name="P37">9 – author</text:p>
        </text:list-item>
      </text:list>
      <text:p text:style-name="P8"/>
      <text:p text:style-name="P9">Section 6: INFO</text:p>
      <text:p text:style-name="P10">How does a user get help other than man, what is, and apropos? Info, readme files, post script, pdf, and <text:s/>html</text:p>
      <text:p text:style-name="P10"/>
      <text:p text:style-name="P10">Section 7: THE LINUX FILE SYSTEM</text:p>
      <text:p text:style-name="P10"/>
      <text:p text:style-name="P10">What is the purpose of the Linux Files System? </text:p>
      <text:list xml:id="list2841537923443318229" text:style-name="L5">
        <text:list-item>
          <text:p text:style-name="P38">It stores data where it can be easily located and retrieved for a later time.</text:p>
        </text:list-item>
        <text:list-item>
          <text:p text:style-name="P38">Data is saved in a persistent manner.</text:p>
        </text:list-item>
        <text:list-item>
          <text:p text:style-name="P38">Data integrity is preserved</text:p>
        </text:list-item>
      </text:list>
      <text:p text:style-name="P10">What are the four disk file systems for linux? </text:p>
      <text:p text:style-name="P10">Ext 2 </text:p>
      <text:p text:style-name="P10">ext 3</text:p>
      <text:p text:style-name="P10">ext 4</text:p>
      <text:p text:style-name="P10">RIESER</text:p>
      <text:p text:style-name="P10">What does FHS stand for? File system hierarchy </text:p>
      <text:p text:style-name="P10"><text:soft-page-break/>The topmost directory in the tree is the . . . ? Root directory</text:p>
      <text:p text:style-name="P10">The <text:span text:style-name="T5">furthest point</text:span> <text:span text:style-name="T5">(</text:span>root directory<text:span text:style-name="T5">)</text:span> is represented by . . . ? A forward slash (/)</text:p>
      <text:p text:style-name="P11">FILES UNDER FHS AND THEIR CONTENTS:</text:p>
      <text:p text:style-name="P11">/bin – executable files necessary to run the system</text:p>
      <text:p text:style-name="P11">/boot – boot loader files</text:p>
      <text:p text:style-name="P11">/dev – special files used to represent various hardware files that can be installed on the system</text:p>
      <text:p text:style-name="P11">Under the /dev: </text:p>
      <text:list xml:id="list3999058145034824056" text:style-name="L6">
        <text:list-item>
          <text:p text:style-name="P39">Character oriented device files send data sequentially one character at a time</text:p>
        </text:list-item>
        <text:list-item>
          <text:p text:style-name="P39">Block oriented devices manage data in blocks (hard drive, <text:span text:style-name="T6">USB</text:span>, ect.)</text:p>
        </text:list-item>
      </text:list>
      <text:p text:style-name="P11">/etc – text based configuration files used by the system and by the services running in the system <text:span text:style-name="T6">( edit with text editor to customize how linux behaves)</text:span></text:p>
      <text:p text:style-name="P11">/<text:span text:style-name="T6">home – contains subdirectories that serve as home directories for different users on the system</text:span></text:p>
      <text:p text:style-name="P11">/<text:span text:style-name="T6">lib – code libraries used by programs that live in the /bin or /sbin folders</text:span></text:p>
      <text:p text:style-name="P11">/<text:span text:style-name="T6">media – opensuse and fedora use this to mount external drives such as USB </text:span></text:p>
      <text:p text:style-name="P11">/<text:span text:style-name="T6">opt – files for some programs that can be installed by users manually </text:span></text:p>
      <text:p text:style-name="P11">/<text:span text:style-name="T6">proc – a pseudo file that is created when needed</text:span></text:p>
      <text:p text:style-name="P11">/<text:span text:style-name="T6">root – root users home directory</text:span></text:p>
      <text:p text:style-name="P11">/<text:span text:style-name="T6">sbin – important system management files </text:span></text:p>
      <text:p text:style-name="P11">/<text:span text:style-name="T6">srv - http and fttp save files here</text:span></text:p>
      <text:p text:style-name="P11">/<text:span text:style-name="T6">sys – hardware info</text:span></text:p>
      <text:p text:style-name="P11">/<text:span text:style-name="T6">usr – application files (most are stored here in sub directories):</text:span></text:p>
      <text:list xml:id="list7468754665341389323" text:style-name="L7">
        <text:list-item>
          <text:p text:style-name="P40">/<text:span text:style-name="T6">usr/bin – executable programs</text:span></text:p>
        </text:list-item>
        <text:list-item>
          <text:p text:style-name="P40">/<text:span text:style-name="T6">usr/lib – library files</text:span></text:p>
        </text:list-item>
        <text:list-item>
          <text:p text:style-name="P40">/<text:span text:style-name="T6">usr/local – locally installed software created by users</text:span></text:p>
        </text:list-item>
        <text:list-item>
          <text:p text:style-name="P40">/<text:span text:style-name="T6">usr/sbin – system admin programs</text:span></text:p>
        </text:list-item>
        <text:list-item>
          <text:p text:style-name="P40">/<text:span text:style-name="T6">var – linux variable data including log files</text:span></text:p>
        </text:list-item>
      </text:list>
      <text:p text:style-name="P11"/>
      <text:p text:style-name="P12">Section 8: <text:span text:style-name="T7">FILES AND DIRECTORIES </text:span></text:p>
      <text:p text:style-name="P12"/>
      <text:p text:style-name="P13">Commands and their functions:</text:p>
      <text:p text:style-name="P13">pwd – prints working directory</text:p>
      <text:p text:style-name="P13">cd – changes directory </text:p>
      <text:p text:style-name="P13"><text:soft-page-break/>ls – lists the contents of a directory, file, or folder (use absolute paths to view contents without moving to the file or folder itself)</text:p>
      <text:p text:style-name="P13">ls -a – lists all files including hidden files that start with a period</text:p>
      <text:p text:style-name="P13">ls -l – prints a long list of files including permission string, name, ownership, location, and creation date</text:p>
      <text:p text:style-name="P13">ls -R – displays contents of current directory and subdirectories</text:p>
      <text:p text:style-name="P13">What is the purpose of hidden files? To keep users from accidentally changing important content</text:p>
      <text:p text:style-name="P13">What command creates and empty file <text:span text:style-name="T8">and/or updates</text:span> without using a text editor? <text:span text:style-name="T8">touch</text:span></text:p>
      <text:p text:style-name="P17">What is case sensitivity? All commands require the exact uppercase/lowercase characters or each individual file/foulder/ directory</text:p>
      <text:p text:style-name="P18">What is globbing? A way to search for specific files or folders on the command line using ls</text:p>
      <text:p text:style-name="P18">Section 9: FILES AND DIRECTORIES (TAR) <text:span text:style-name="T9">ARCHIVES AND COMPRESSION</text:span></text:p>
      <text:p text:style-name="P18">What does tar do? Uses archiving to bundle multiple files together but does NOT compress files</text:p>
      <text:p text:style-name="P19">Name the compression tools used in linux and their unzip tools:</text:p>
      <text:list xml:id="list1807868744372079226" text:style-name="L8">
        <text:list-item>
          <text:p text:style-name="P67">gzip <text:s text:c="2"/>- <text:s text:c="3"/>gunzip</text:p>
        </text:list-item>
        <text:list-item>
          <text:p text:style-name="P67">bzip2 <text:s text:c="3"/>- <text:s text:c="3"/>bunzip2</text:p>
        </text:list-item>
        <text:list-item>
          <text:p text:style-name="P67">zip <text:s text:c="2"/>- <text:s text:c="2"/>unzip</text:p>
        </text:list-item>
      </text:list>
      <text:p text:style-name="P19">Which compression tool is the ONLY zip tool that both compresses and archives in one command? Zip</text:p>
      <text:p text:style-name="P20">Both _____ and _____ must be preceded by tar archiving: gzip and bzip2 </text:p>
      <text:p text:style-name="P19">What is the extension that a file or folder called tarfolder.tar will receive after the command gizip is used? Tarfolder.tar.gz</text:p>
      <text:p text:style-name="P19">What is the extension that a file named file1.txt will receive after using the command tar -gcf? File1.tgz (same as file1.tar.gz)</text:p>
      <text:p text:style-name="P21">Section 9: COMMANDS REVISITED</text:p>
      <text:p text:style-name="P21">Which commands will print the first or last ten lines of a file to the screen? Head (first ten) tail (last ten)</text:p>
      <text:p text:style-name="P21">What command plus → . will will show everything in the directory? Find</text:p>
      <text:p text:style-name="P21">Which command will look for specfic content within file or folder itself? Grep (only root)</text:p>
      <text:p text:style-name="P22"><text:soft-page-break/>What command organizes text alphabetically in an existing file? Sort</text:p>
      <text:p text:style-name="P23">sort flags:</text:p>
      <text:list xml:id="list8178240303916443186" text:style-name="L9">
        <text:list-item>
          <text:p text:style-name="P68">sort -r – reverses alphabetical order</text:p>
        </text:list-item>
        <text:list-item>
          <text:p text:style-name="P68">sort -n – sorts numerically </text:p>
        </text:list-item>
      </text:list>
      <text:p text:style-name="P23">What command can manipulate data by columns, fields, and delimiters? Cut</text:p>
      <text:p text:style-name="P24">Section 10: INPUT, OUTPUT, ERROR, COMMAND LINE PIPES</text:p>
      <text:p text:style-name="P23">What are the names for standard input, standard output, and standard error? Stdin, stdout, stderr</text:p>
      <text:p text:style-name="P23">What is the flow that a command takes at the command line? </text:p>
      <text:p text:style-name="P23">Input(<text:span text:style-name="T10">1</text:span>) → command → error(2)*only if error occurs* → output(3)</text:p>
      <text:p text:style-name="P25"><text:s/><text:span text:style-name="T11">How do you pipe input/output/error through another file? With the greater than (&gt;) or less than (&lt;) symbols</text:span></text:p>
      <text:p text:style-name="P24">How do you specify output or errors when using &gt;? output = 1&gt; error = 2&gt;</text:p>
      <text:p text:style-name="P24">What command will append to the end of current data in a file instead of overwriting it? &gt;&gt;</text:p>
      <text:p text:style-name="P26">How do you redirect input? By using the &lt; (lessthan) symbol </text:p>
      <text:p text:style-name="P26">Section 11: REGULAR EXPRESSIONS</text:p>
      <text:p text:style-name="P26">What character will match any expression when globbing that appears at the beginning/end? ^ (karet beginning) $ (dollar sign end)</text:p>
      <text:p text:style-name="P27">Section 12: BASIC TEXT EDITING</text:p>
      <text:p text:style-name="P27">What is a text editor that contains a built-in tool bar that many beginners fin helpful? Nano</text:p>
      <text:p text:style-name="P27">What does GUI stand for? Graphical User Interface <text:s/></text:p>
      <text:p text:style-name="P27">The vi modes:</text:p>
      <text:list xml:id="list1914552057792649078" text:style-name="L10">
        <text:list-item>
          <text:p text:style-name="P69">Command mode </text:p>
        </text:list-item>
        <text:list-item>
          <text:p text:style-name="P69">Insert mode</text:p>
        </text:list-item>
        <text:list-item>
          <text:p text:style-name="P69">Replace mode</text:p>
        </text:list-item>
        <text:list-item>
          <text:p text:style-name="P69">command line mode</text:p>
        </text:list-item>
      </text:list>
      <text:p text:style-name="P27"><text:soft-page-break/>In vi editor, what is the mode that allows the user to write text to their new file? Insert mode</text:p>
      <text:p text:style-name="P28">Section 13: BASIC SHELL SCRIPTING</text:p>
      <text:p text:style-name="P28">What si the script syntax execution flow? First argument → second argument → exit code</text:p>
      <text:p text:style-name="P28">What begins any vi script when creating a shell script? #! (shebang)</text:p>
      <text:p text:style-name="P29">Section 14: LOOPING STRUCTURES</text:p>
      <text:p text:style-name="P29">Name the three loping structures:</text:p>
      <text:list xml:id="list9128488233236664776" text:style-name="L11">
        <text:list-item>
          <text:p text:style-name="P70"><text:span text:style-name="T12">W</text:span>hile loop – executes over and over until a specified condition is no longer true </text:p>
        </text:list-item>
        <text:list-item>
          <text:p text:style-name="P70">Until <text:span text:style-name="T12">loop</text:span></text:p>
        </text:list-item>
        <text:list-item>
          <text:p text:style-name="P70">For <text:span text:style-name="T12">loop </text:span>– loops a specific number of times</text:p>
        </text:list-item>
      </text:list>
      <text:p text:style-name="P30">Section 15: PROCESSES</text:p>
      <text:p text:style-name="P30">Every process has a . . . ? PID (process ID)</text:p>
      <text:p text:style-name="P30">How do you identify the PID of processes? With commands like top and ps</text:p>
      <text:p text:style-name="P30">What command will help you locate memory hogging processes? top</text:p>
      <text:p text:style-name="P30">For top command what will display the help info? H or ?</text:p>
      <text:p text:style-name="P30">In the top command what will ask for a process ID to kill a specific process? K </text:p>
      <text:p text:style-name="P30">What is a phrase that is used to indicate that a program is unresponsive? Hung</text:p>
      <text:p text:style-name="P30">What command will generate a report on the total system memory status? Free</text:p>
      <text:p text:style-name="P30">Section 16: SYSLOG, KLOG, DMSG</text:p>
      <text:p text:style-name="P30">Where are syslog, klog, and dmsg stored? /var/log</text:p>
      <text:p text:style-name="P30">What are background processes running on the system that write to logs? Deamons</text:p>
      <text:p text:style-name="P30">What is the log that the kernel writes to (dmsg)? The kernel ring buffer</text:p>
      <text:p text:style-name="P30">Section 17: LIB, /USR/LIB, /ETC, /VAR/LOG</text:p>
      <text:p text:style-name="P31">Define:</text:p>
      <text:list xml:id="list3290258367532442774" text:style-name="L12">
        <text:list-item>
          <text:p text:style-name="P71">/lib – dynamic libraries used by /bin or /usr/bin</text:p>
        </text:list-item>
        <text:list-item>
          <text:p text:style-name="P71"><text:soft-page-break/>/usr/lib – binaries use to function (/bin or /usr/bin)</text:p>
        </text:list-item>
        <text:list-item>
          <text:p text:style-name="P71">/etc – configuration files</text:p>
        </text:list-item>
        <text:list-item>
          <text:p text:style-name="P71">/var/log – log files for deamons</text:p>
        </text:list-item>
      </text:list>
      <text:p text:style-name="P31">Section 18: INTERNET, NETWORKING, AND ROUTERS</text:p>
      <text:p text:style-name="P31">Networking basics:</text:p>
      <text:list xml:id="list6518811269427999225" text:style-name="L13">
        <text:list-item>
          <text:p text:style-name="P72">Networks use protocols to talk to one another (TCPIP)</text:p>
        </text:list-item>
        <text:list-item>
          <text:p text:style-name="P72">IP protocol:</text:p>
        </text:list-item>
        <text:list-item>
          <text:p text:style-name="P76">Network languages</text:p>
        </text:list-item>
        <text:list-item>
          <text:p text:style-name="P76">A networking protocol used on the internet</text:p>
        </text:list-item>
        <text:list-item>
          <text:p text:style-name="P76">Works on other protocols such a TCP (transmission control protocol)</text:p>
        </text:list-item>
        <text:list-item>
          <text:p text:style-name="P76">Uses UDP (user datagram protocol)</text:p>
        </text:list-item>
      </text:list>
      <text:p text:style-name="P31"/>
      <text:p text:style-name="P31">The OSI reference model:</text:p>
      <text:list xml:id="list2348808795597177467" text:style-name="L14">
        <text:list-item>
          <text:p text:style-name="P73">Has seven layers</text:p>
        </text:list-item>
        <text:list-item>
          <text:p text:style-name="P73">breaks down the overall communication processes into a specific task</text:p>
        </text:list-item>
      </text:list>
      <text:p text:style-name="P31"/>
      <text:p text:style-name="P31">Look at and review:</text:p>
      <text:p text:style-name="P31">OSI graphs</text:p>
      <text:p text:style-name="P31">#1:</text:p>
      <text:p text:style-name="P31">Pc1 <text:s text:c="3"/>192.168.0.1 <text:s text:c="75"/>Pc2</text:p>
      <text:p text:style-name="P31"><text:s text:c="17"/>* <text:s text:c="69"/>receiver re-sequences data</text:p>
      <text:p text:style-name="P31">sends fragmented data <text:s text:c="23"/>→ <text:s text:c="31"/>defragments data</text:p>
      <text:p text:style-name="P31"/>
      <text:p text:style-name="P31"/>
      <text:p text:style-name="P31"><text:soft-page-break/>#2:</text:p>
      <text:p text:style-name="P75">7 <text:s/>Application <text:s text:c="79"/>7 Application </text:p>
      <text:p text:style-name="P75">6 <text:s/>Presentation <text:s text:c="78"/>6 <text:s/>Presentation</text:p>
      <text:p text:style-name="P75">5 <text:s/>Session <text:s text:c="85"/>5 <text:s/>Session</text:p>
      <text:p text:style-name="P75">4 Transport (TCP, UDP Packet layer) <text:s text:c="42"/>4 <text:s/>Transport (TCP, UDP Packet layer)</text:p>
      <text:p text:style-name="P75">3 <text:s/>Network (Ip protocol) <text:s text:c="62"/>3 Network (Ip protocol)</text:p>
      <text:p text:style-name="P75">2 Data link <text:s text:c="84"/>2 Data link </text:p>
      <text:p text:style-name="P32"><text:span text:style-name="T13">1 </text:span><text:span text:style-name="T14">Physical</text:span><text:span text:style-name="T13"> <text:s text:c="30"/>→</text:span><text:span text:style-name="T14"> </text:span><text:span text:style-name="T13"><text:s text:c="50"/>1 </text:span><text:span text:style-name="T14">Physical</text:span><text:span text:style-name="T13"> <text:s text:c="53"/></text:span></text:p>
      <text:p text:style-name="P31"/>
      <text:p text:style-name="P77">IP protocol:</text:p>
      <text:list xml:id="list8377967520105594844" text:style-name="L15">
        <text:list-item>
          <text:p text:style-name="P78">TCP or UDP protocol breaks down packages into manageable chuncks</text:p>
        </text:list-item>
        <text:list-item>
          <text:p text:style-name="P78">IP protocols only concern is making sure the packet reaches its destination</text:p>
        </text:list-item>
        <text:list-item>
          <text:p text:style-name="P78">TCP (transmission control protocol) makes sure that the final result is a perfect copy of the originally transmitted data</text:p>
        </text:list-item>
        <text:list-item>
          <text:p text:style-name="P78">UDP (user datagram protocol):</text:p>
        </text:list-item>
        <text:list-item>
          <text:p text:style-name="P79">A connectionless protocol</text:p>
        </text:list-item>
        <text:list-item>
          <text:p text:style-name="P79">IP packets are sent unacknowledged</text:p>
        </text:list-item>
        <text:list-item>
          <text:p text:style-name="P79">Apps that can tolerate less reliability use UDP (audio, video, and voiceover apps)</text:p>
        </text:list-item>
      </text:list>
      <text:p text:style-name="P14">Which protocol tests and verifies network communications between hosts? ICMP (Internet control message protocol) </text:p>
      <text:p text:style-name="P14">Ports:</text:p>
      <text:list xml:id="list7509104437606918052" text:style-name="L16">
        <text:list-item>
          <text:p text:style-name="P41">A logical connection between TCP and UDP for upper layer protocols</text:p>
        </text:list-item>
        <text:list-item>
          <text:p text:style-name="P41">Range in number from 0 to 65536 for each individual IP address</text:p>
        </text:list-item>
      </text:list>
      <text:p text:style-name="P14">Well known ports and their services:</text:p>
      <text:list xml:id="list6082184619284175304" text:style-name="L17">
        <text:list-item>
          <text:p text:style-name="P42">20 and 21 <text:s/>- <text:s/>FTP</text:p>
        </text:list-item>
        <text:list-item>
          <text:p text:style-name="P42">22 <text:s/>- <text:s/>SSH</text:p>
        </text:list-item>
        <text:list-item>
          <text:p text:style-name="P42"><text:soft-page-break/>23 <text:s/>- <text:s/>Telnet and Telnetd</text:p>
        </text:list-item>
        <text:list-item>
          <text:p text:style-name="P42">25 <text:s/>- <text:s/>SMTP mail</text:p>
        </text:list-item>
        <text:list-item>
          <text:p text:style-name="P42">80 <text:s/>- <text:s/>HTTP</text:p>
        </text:list-item>
        <text:list-item>
          <text:p text:style-name="P42">110 <text:s/>- <text:s/>POP3</text:p>
        </text:list-item>
        <text:list-item>
          <text:p text:style-name="P42">137, 138, 139 <text:s/>- <text:s/>NETBIOS</text:p>
        </text:list-item>
        <text:list-item>
          <text:p text:style-name="P42">443 <text:s/>- <text:s/>HTTPS</text:p>
        </text:list-item>
      </text:list>
      <text:p text:style-name="P14">Registered ports: </text:p>
      <text:list xml:id="list2510354379389120389" text:style-name="L18">
        <text:list-item>
          <text:p text:style-name="P43">Ports 1024 – 49151</text:p>
        </text:list-item>
        <text:list-item>
          <text:p text:style-name="P44">Organizations can program their own network service and apply for a registered port numbe<text:span text:style-name="T15">r</text:span></text:p>
        </text:list-item>
      </text:list>
      <text:p text:style-name="P15">Dynamic ports: </text:p>
      <text:list xml:id="list8851384467678709297" text:style-name="L19">
        <text:list-item>
          <text:p text:style-name="P46">Ports 49152 – 65535</text:p>
        </text:list-item>
        <text:list-item>
          <text:p text:style-name="P46">Available for use by any network service</text:p>
        </text:list-item>
      </text:list>
      <text:p text:style-name="P15">IP address:</text:p>
      <text:list xml:id="list2393701698947687346" text:style-name="L20">
        <text:list-item>
          <text:p text:style-name="P47">Can be changed</text:p>
        </text:list-item>
        <text:list-item>
          <text:p text:style-name="P47">every host on an IP based network has a unique IP assigned to it</text:p>
        </text:list-item>
      </text:list>
      <text:p text:style-name="P15">MAC address:</text:p>
      <text:list xml:id="list679447796895776515" text:style-name="L21">
        <text:list-item>
          <text:p text:style-name="P48">Hard coded to the network board</text:p>
        </text:list-item>
        <text:list-item>
          <text:p text:style-name="P48">Never changes</text:p>
        </text:list-item>
        <text:list-item>
          <text:p text:style-name="P48">Is part of the hardware</text:p>
        </text:list-item>
      </text:list>
      <text:p text:style-name="P15">In decimal form each number of an IP address must be between: 0 and 255</text:p>
      <text:p text:style-name="P15">Each number in an IP address is an eight bit number represented in binary by 0’s and 1’s called an:octet</text:p>
      <text:p text:style-name="P15">Binary numbers:</text:p>
      <text:p text:style-name="P15">1 = 128</text:p>
      <text:p text:style-name="P15">2 = 64</text:p>
      <text:p text:style-name="P15">3 = 32</text:p>
      <text:p text:style-name="P15">4 = 16</text:p>
      <text:p text:style-name="P15">5 = 8</text:p>
      <text:p text:style-name="P15">6 = 4</text:p>
      <text:p text:style-name="P15">7 = 2</text:p>
      <text:p text:style-name="P15">8 = 1</text:p>
      <text:p text:style-name="P15">The last octet within a host IP address cannot be a . . ? zero</text:p>
      <text:p text:style-name="P15"><text:soft-page-break/>IPV6 and IPV4:</text:p>
      <text:list xml:id="list5967936558063630855" text:style-name="L22">
        <text:list-item>
          <text:p text:style-name="P49">IPV4 allows only four billion possible unique IP addresses</text:p>
        </text:list-item>
        <text:list-item>
          <text:p text:style-name="P49">IPV6 was created to replace IPV4</text:p>
        </text:list-item>
        <text:list-item>
          <text:p text:style-name="P49">IPV6 uses 126 bits instead of 36</text:p>
        </text:list-item>
        <text:list-item>
          <text:p text:style-name="P49">IPV6 is separated by colins instead of periods</text:p>
        </text:list-item>
      </text:list>
      <text:p text:style-name="P15">NAT stands for . . . ? network address translation</text:p>
      <text:p text:style-name="P15">Private IP address ranges:</text:p>
      <text:list xml:id="list5751162791719431483" text:style-name="L23">
        <text:list-item>
          <text:p text:style-name="P50">Class A: 10.0.0.0 – 10.255.255.255</text:p>
        </text:list-item>
        <text:list-item>
          <text:p text:style-name="P50">Class B: 172.16.0.0 – 172.31.255.255</text:p>
        </text:list-item>
        <text:list-item>
          <text:p text:style-name="P50">Class C: 192.168.0.0 – 192.168.255.255</text:p>
        </text:list-item>
      </text:list>
      <text:p text:style-name="P15">Non-routeable addresses:</text:p>
      <text:list xml:id="list7493708077071336915" text:style-name="L24">
        <text:list-item>
          <text:p text:style-name="P51">Are translated vi network address translation (NAT) into a public Ip address (web page names such as <text:a xlink:type="simple" xlink:href="http://www.pinterest.com/" text:style-name="Internet_20_link" text:visited-style-name="Visited_20_Internet_20_Link">www.pinterest.com</text:a>)</text:p>
        </text:list-item>
        <text:list-item>
          <text:p text:style-name="P52">Sometimes many computers on one network can be translated to just one IP addressess</text:p>
        </text:list-item>
      </text:list>
      <text:p text:style-name="P16">Section 19: SUBNET MASK</text:p>
      <text:p text:style-name="P16">Ip addresses are divided into two parts:</text:p>
      <text:list xml:id="list1413927979660831067" text:style-name="L25">
        <text:list-item>
          <text:p text:style-name="P53">Network portion (where it resides)</text:p>
        </text:list-item>
        <text:list-item>
          <text:p text:style-name="P53">Node address (the specific host)</text:p>
        </text:list-item>
      </text:list>
      <text:p text:style-name="P16">True or false: The node portion of an IP address must be unique but the network portion for computers on the same network will be the same. (true)</text:p>
      <text:p text:style-name="P16">The first three octets of the address are the: Network portion</text:p>
      <text:p text:style-name="P16">The last octet is the: node portion</text:p>
      <text:p text:style-name="P16">Subnet mask classes:</text:p>
      <text:p text:style-name="P16">Class A subnet mask:</text:p>
      <text:list xml:id="list7326109611172530909" text:style-name="L26">
        <text:list-item>
          <text:p text:style-name="P54">First octet must be between 1 and 126</text:p>
        </text:list-item>
        <text:list-item>
          <text:p text:style-name="P54">Last three are node address</text:p>
        </text:list-item>
        <text:list-item>
          <text:p text:style-name="P54">Default subnet mask is 255.0.0.0</text:p>
        </text:list-item>
        <text:list-item>
          <text:p text:style-name="P54">Allows 126 total networks</text:p>
        </text:list-item>
        <text:list-item>
          <text:p text:style-name="P54">Allows 16.7 million possible node addresses</text:p>
        </text:list-item>
      </text:list>
      <text:p text:style-name="P16">Class B subnet mask:</text:p>
      <text:list xml:id="list5682022123506703210" text:style-name="L27">
        <text:list-item>
          <text:p text:style-name="P55">First octet must be between 128 and 129</text:p>
        </text:list-item>
        <text:list-item>
          <text:p text:style-name="P55"><text:soft-page-break/>First two are network address</text:p>
        </text:list-item>
        <text:list-item>
          <text:p text:style-name="P55">Default subnet mask is 255.255.0.0</text:p>
        </text:list-item>
        <text:list-item>
          <text:p text:style-name="P55">Allows for 16,384 networks</text:p>
        </text:list-item>
        <text:list-item>
          <text:p text:style-name="P55">allows for 65,534 possible node addresses</text:p>
        </text:list-item>
      </text:list>
      <text:p text:style-name="P16">Class C subnet mask:</text:p>
      <text:list xml:id="list6828514297910617693" text:style-name="L28">
        <text:list-item>
          <text:p text:style-name="P56">First octet must be between 128 and 192</text:p>
        </text:list-item>
        <text:list-item>
          <text:p text:style-name="P56">First three octets are network address</text:p>
        </text:list-item>
        <text:list-item>
          <text:p text:style-name="P56">Default subnet mask is 255.255.255.0</text:p>
        </text:list-item>
        <text:list-item>
          <text:p text:style-name="P56">Allows for 2,097,152 possible networks</text:p>
        </text:list-item>
        <text:list-item>
          <text:p text:style-name="P56">Allows for 254 node addresses</text:p>
        </text:list-item>
      </text:list>
      <text:p text:style-name="P16">How is subnet mask typed in shorthand? /24 at end of address = subnet mask of 255.255.255.0</text:p>
      <text:p text:style-name="P16"/>
      <text:p text:style-name="P58">Section 20: DOMAIN NAME SERVICE AND DEFAULT GATEWAY (DNS)</text:p>
      <text:p text:style-name="P58"/>
      <text:p text:style-name="P58">What translates domain names (<text:a xlink:type="simple" xlink:href="http://www.twitter.com/" text:style-name="Internet_20_link" text:visited-style-name="Visited_20_Internet_20_Link">www.twitter.com</text:a>) into IP addresses? DNS servers</text:p>
      <text:p text:style-name="P58">What command/ tool will find the IP for a website? Dig</text:p>
      <text:p text:style-name="P58">Network configuration:</text:p>
      <text:list xml:id="list8574100608753471460" text:style-name="L29">
        <text:list-item>
          <text:p text:style-name="P59">Ping – test the connectivity of a remote network device</text:p>
        </text:list-item>
        <text:list-item>
          <text:p text:style-name="P59">dig – allows user to look up IP address for domain names</text:p>
        </text:list-item>
        <text:list-item>
          <text:p text:style-name="P59">route – current route/ net settings</text:p>
        </text:list-item>
        <text:list-item>
          <text:p text:style-name="P59">tracepath/traceroute – traces the path that a package takes to its destination</text:p>
        </text:list-item>
        <text:list-item>
          <text:p text:style-name="P59">if config – current network settings</text:p>
        </text:list-item>
        <text:list-item>
          <text:p text:style-name="P59">ipaddr – current IP and network settings </text:p>
        </text:list-item>
        <text:list-item>
          <text:p text:style-name="P59">/etc/resolv.conf – where the DNS server is stored</text:p>
        </text:list-item>
      </text:list>
      <text:p text:style-name="P60">Section 21: ROOT AND STANDARD USERS</text:p>
      <text:p text:style-name="P60">What command will view info on a user account? Finger</text:p>
      <text:p text:style-name="P60">What folder shows users, groups UID and more? /etc/passwd</text:p>
      <text:p text:style-name="P60">What folder contains encrypted code that houses user passwords? /ect/shadow</text:p>
      <text:p text:style-name="P60">What account exists to enable you to perform <text:span text:style-name="T16">administrative tasks on a linux system? The root account</text:span></text:p>
      <text:p text:style-name="P61">What is the default number for the root ID? Zero</text:p>
      <text:p text:style-name="P61">What command will create new users? Useradd</text:p>
      <text:p text:style-name="P61"><text:soft-page-break/>How can you view the deafult settings for the useradd commmand? /etc/default/useradd</text:p>
      <text:p text:style-name="P61">Which useradd flag will print the user defaults to the screen? Useradd -D</text:p>
      <text:p text:style-name="P61">How do you create a file that all users will receive? By using touch /etc/skel/nameoffile</text:p>
      <text:p text:style-name="P61">Useradd:</text:p>
      <text:list xml:id="list274088697340333122" text:style-name="L30">
        <text:list-item>
          <text:p text:style-name="P62">-c – specifies <text:span text:style-name="T17">users</text:span> full name</text:p>
        </text:list-item>
        <text:list-item>
          <text:p text:style-name="P62">-e – account expire date</text:p>
        </text:list-item>
        <text:list-item>
          <text:p text:style-name="P62">-f - <text:s/><text:span text:style-name="T17">number</text:span> of days after expire that the account is disabled</text:p>
        </text:list-item>
        <text:list-item>
          <text:p text:style-name="P62">-g – specifies default group</text:p>
        </text:list-item>
        <text:list-item>
          <text:p text:style-name="P62">-G – <text:span text:style-name="T17">specifies</text:span> additional groups</text:p>
        </text:list-item>
        <text:list-item>
          <text:p text:style-name="P62">-m – sets/moves home <text:span text:style-name="T17">directory</text:span></text:p>
        </text:list-item>
        <text:list-item>
          <text:p text:style-name="P62">-M – creates account without home directory</text:p>
        </text:list-item>
        <text:list-item>
          <text:p text:style-name="P62">-p – sets password</text:p>
        </text:list-item>
        <text:list-item>
          <text:p text:style-name="P62">-r – sets up a system user</text:p>
        </text:list-item>
        <text:list-item>
          <text:p text:style-name="P62">-s <text:s/>- specifies default shell</text:p>
        </text:list-item>
        <text:list-item>
          <text:p text:style-name="P62">-u – manually specifies UID</text:p>
        </text:list-item>
      </text:list>
      <text:p text:style-name="P61"/>
      <text:p text:style-name="P63">Passwd flags: </text:p>
      <text:list xml:id="list5650911499953415455" text:style-name="L31">
        <text:list-item>
          <text:p text:style-name="P64">-l – locks user account and disables password</text:p>
        </text:list-item>
        <text:list-item>
          <text:p text:style-name="P64">-u – unlocks account</text:p>
        </text:list-item>
        <text:list-item>
          <text:p text:style-name="P64">-d – removes password</text:p>
        </text:list-item>
        <text:list-item>
          <text:p text:style-name="P64">-n – number of days before a password can be changed</text:p>
        </text:list-item>
        <text:list-item>
          <text:p text:style-name="P64">-x – max days</text:p>
        </text:list-item>
        <text:list-item>
          <text:p text:style-name="P64">-w – warning days</text:p>
        </text:list-item>
        <text:list-item>
          <text:p text:style-name="P64">-i – inactive days</text:p>
        </text:list-item>
      </text:list>
      <text:p text:style-name="P63"/>
      <text:p text:style-name="P65">Usermod flags:</text:p>
      <text:list xml:id="list3394115115699005203" text:style-name="L32">
        <text:list-item>
          <text:p text:style-name="P66">-c – specifies users full name </text:p>
        </text:list-item>
        <text:list-item>
          <text:p text:style-name="P66">-e – expire date of account </text:p>
        </text:list-item>
        <text:list-item>
          <text:p text:style-name="P66">-f – inactive days </text:p>
        </text:list-item>
        <text:list-item>
          <text:p text:style-name="P66">-g – users default group </text:p>
        </text:list-item>
        <text:list-item>
          <text:p text:style-name="P66">-G – specifies additional groups</text:p>
        </text:list-item>
        <text:list-item>
          <text:p text:style-name="P66"><text:soft-page-break/>-l – username change</text:p>
        </text:list-item>
        <text:list-item>
          <text:p text:style-name="P66">-L – locks user account</text:p>
        </text:list-item>
        <text:list-item>
          <text:p text:style-name="P66">-m – move/rename home directory</text:p>
        </text:list-item>
        <text:list-item>
          <text:p text:style-name="P66">-p – sets password</text:p>
        </text:list-item>
        <text:list-item>
          <text:p text:style-name="P66">-u – sets UID (user ID)</text:p>
        </text:list-item>
        <text:list-item>
          <text:p text:style-name="P66">-U – unlocks account</text:p>
        </text:list-item>
      </text:list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13:47.270128531</meta:creation-date>
    <dc:date>2017-06-11T14:17:55.151209418</dc:date>
    <meta:editing-duration>P1DT9H57M2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4" meta:paragraph-count="349" meta:word-count="2740" meta:character-count="16543" meta:non-whitespace-character-count="12974"/>
  </office:meta>
</office:document-meta>
</file>